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Mono" svg:font-family="'Adwaita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53cm" svg:stroke-color="#acb20c" draw:marker-start-width="0.279cm" draw:marker-end-width="0.279cm" draw:fill-color="#ffffa6" draw:opacity="100%" draw:textarea-horizontal-align="justify" draw:textarea-vertical-align="middle" draw:auto-grow-height="false" fo:min-height="0.968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7ab51d" draw:marker-start-width="0.279cm" draw:marker-end-width="0.279cm" draw:fill-color="#dde8cb" draw:opacity="100%" draw:textarea-horizontal-align="justify" draw:textarea-vertical-align="middle" draw:auto-grow-height="false" fo:min-height="0.968cm" fo:min-width="3.258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111111" draw:marker-start-width="0.279cm" draw:marker-end-width="0.279cm" draw:fill-color="#b7b3ca" draw:opacity="100%" draw:textarea-horizontal-align="justify" draw:textarea-vertical-align="middle" draw:auto-grow-height="false" fo:min-height="0.968cm" fo:min-width="2.74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dd042d" draw:marker-start-width="0.279cm" draw:marker-end-width="0.279cm" draw:fill-color="#ffd8ce" draw:opacity="100%" draw:textarea-horizontal-align="justify" draw:textarea-vertical-align="top" draw:auto-grow-height="false" fo:min-height="9.223cm" fo:min-width="25.483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46bef0" draw:marker-start-width="0.279cm" draw:marker-end-width="0.279cm" draw:fill-color="#dee6ef" draw:opacity="100%" draw:textarea-horizontal-align="justify" draw:textarea-vertical-align="top" draw:auto-grow-height="false" fo:min-height="3.508cm" fo:min-width="21.673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f6aa42" draw:marker-start-width="0.279cm" draw:marker-end-width="0.279cm" draw:fill-color="#f6aa42" draw:opacity="26%" draw:textarea-horizontal-align="justify" draw:textarea-vertical-align="middle" draw:auto-grow-height="false" fo:min-height="0.968cm" fo:min-width="3.258cm" fo:padding-top="0.151cm" fo:padding-bottom="0.151cm" fo:padding-left="0.276cm" fo:padding-right="0.276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b2b2b2" draw:marker-start-width="0.279cm" draw:marker-end-width="0.279cm" draw:fill-color="#dddddd" draw:opacity="26%" draw:textarea-horizontal-align="justify" draw:textarea-vertical-align="middle" draw:auto-grow-height="false" fo:min-height="0.968cm" fo:min-width="1.353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dd042d" draw:marker-start-width="0.279cm" draw:marker-end-width="0.279cm" draw:fill-color="#ffd8ce" draw:opacity="100%" draw:textarea-horizontal-align="justify" draw:textarea-vertical-align="middle" draw:auto-grow-height="false" fo:min-height="1.076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23.193cm" fo:min-width="36.913cm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7" style:family="graphic" style:parent-style-name="standard">
      <style:graphic-properties draw:stroke="solid" draw:stroke-dash="Dot" svg:stroke-width="0.053cm" svg:stroke-color="#acb20c" draw:marker-start-width="0.279cm" draw:marker-end-width="0.279cm" svg:stroke-linecap="butt" draw:fill-color="#ffffa6" draw:opacity="100%" draw:textarea-horizontal-align="justify" draw:textarea-vertical-align="top" draw:auto-grow-height="false" fo:min-height="6.823cm" fo:min-width="12.783cm" fo:padding-top="0.151cm" fo:padding-bottom="0.151cm" fo:padding-left="0.276cm" fo:padding-right="0.276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draw:stroke-dash="Dot" svg:stroke-width="0.053cm" svg:stroke-color="#dd042d" draw:marker-start-width="0.279cm" draw:marker-end-width="0.279cm" svg:stroke-linecap="butt" draw:fill-color="#ffd8ce" draw:opacity="100%" draw:textarea-horizontal-align="justify" draw:textarea-vertical-align="middle" draw:auto-grow-height="false" fo:min-height="0.968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draw:stroke-dash="Dot" svg:stroke-width="0.053cm" svg:stroke-color="#111111" draw:marker-start-width="0.279cm" draw:marker-end-width="0.279cm" svg:stroke-linecap="butt" draw:fill-color="#dddddd" draw:opacity="100%" draw:textarea-horizontal-align="justify" draw:textarea-vertical-align="middle" draw:auto-grow-height="false" fo:min-height="0.968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draw:stroke-dash="Dot" svg:stroke-width="0.053cm" svg:stroke-color="#111111" draw:marker-start-width="0.279cm" draw:marker-end-width="0.279cm" svg:stroke-linecap="butt" draw:fill-color="#dddddd" draw:opacity="100%" draw:textarea-horizontal-align="justify" draw:textarea-vertical-align="middle" draw:auto-grow-height="false" fo:min-height="2.378cm" fo:min-width="10.878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draw:stroke-dash="Dot" svg:stroke-width="0.053cm" svg:stroke-color="#111111" draw:marker-start-width="0.279cm" draw:marker-end-width="0.279cm" svg:stroke-linecap="butt" draw:fill-color="#b7b3ca" draw:opacity="100%" draw:textarea-horizontal-align="justify" draw:textarea-vertical-align="top" draw:auto-grow-height="false" fo:min-height="12.398cm" fo:min-width="19.768cm" fo:padding-top="0.151cm" fo:padding-bottom="0.151cm" fo:padding-left="0.276cm" fo:padding-right="0.276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draw:stroke-dash="Dot" svg:stroke-width="0.053cm" svg:stroke-color="#111111" draw:marker-start-width="0.279cm" draw:marker-end-width="0.279cm" svg:stroke-linecap="butt" draw:fill-color="#eeeeee" draw:opacity="100%" draw:textarea-horizontal-align="justify" draw:textarea-vertical-align="top" draw:auto-grow-height="false" fo:min-height="4.46cm" fo:min-width="18.366cm" fo:padding-top="0.151cm" fo:padding-bottom="0.151cm" fo:padding-left="0.276cm" fo:padding-right="0.276cm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draw:stroke-dash="Dot" svg:stroke-width="0.053cm" svg:stroke-color="#dd042d" draw:marker-start-width="0.279cm" draw:marker-end-width="0.279cm" svg:stroke-linecap="butt" draw:fill-color="#ffd8ce" draw:opacity="100%" draw:textarea-horizontal-align="justify" draw:textarea-vertical-align="middle" draw:auto-grow-height="false" fo:min-height="1.108cm" fo:min-width="2.251cm" fo:padding-top="0.151cm" fo:padding-bottom="0.151cm" fo:padding-left="0.276cm" fo:padding-right="0.276cm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draw:stroke-dash="Dot" svg:stroke-width="0.053cm" svg:stroke-color="#dd042d" draw:marker-start-width="0.279cm" draw:marker-end-width="0.279cm" svg:stroke-linecap="butt" draw:fill-color="#ffd8ce" draw:opacity="100%" draw:textarea-horizontal-align="justify" draw:textarea-vertical-align="middle" draw:auto-grow-height="false" fo:min-height="1.286cm" fo:min-width="2.251cm" fo:padding-top="0.151cm" fo:padding-bottom="0.151cm" fo:padding-left="0.276cm" fo:padding-right="0.276cm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draw:stroke-dash="Dot" svg:stroke-width="0.053cm" svg:stroke-color="#111111" draw:marker-start-width="0.279cm" draw:marker-end-width="0.279cm" svg:stroke-linecap="butt" draw:fill-color="#dddddd" draw:opacity="100%" draw:textarea-horizontal-align="justify" draw:textarea-vertical-align="middle" draw:auto-grow-height="false" fo:min-height="1.286cm" fo:min-width="2.251cm" fo:padding-top="0.151cm" fo:padding-bottom="0.151cm" fo:padding-left="0.276cm" fo:padding-right="0.276cm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draw:stroke-dash="Dot" svg:stroke-width="0.053cm" svg:stroke-color="#111111" draw:marker-start-width="0.279cm" draw:marker-end-width="0.279cm" svg:stroke-linecap="butt" draw:fill-color="#dddddd" draw:opacity="100%" draw:textarea-horizontal-align="justify" draw:textarea-vertical-align="middle" draw:auto-grow-height="false" fo:min-height="2.873cm" fo:min-width="10.112cm" fo:padding-top="0.151cm" fo:padding-bottom="0.151cm" fo:padding-left="0.276cm" fo:padding-right="0.276cm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draw:stroke-dash="Dot" svg:stroke-width="0.053cm" svg:stroke-color="#111111" draw:marker-start-width="0.279cm" draw:marker-end-width="0.279cm" svg:stroke-linecap="butt" draw:fill-color="#dddddd" draw:opacity="100%" draw:textarea-horizontal-align="justify" draw:textarea-vertical-align="middle" draw:auto-grow-height="false" fo:min-height="2.873cm" fo:min-width="9.959cm" fo:padding-top="0.151cm" fo:padding-bottom="0.151cm" fo:padding-left="0.276cm" fo:padding-right="0.276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stroke-dash="Dot" svg:stroke-color="#000000" svg:stroke-linecap="butt" draw:fill="none" draw:fill-color="#ffffff" draw:auto-grow-height="true" draw:auto-grow-width="false" fo:min-height="4.267cm" loext:decorative="false"/>
      <style:paragraph-properties style:writing-mode="lr-tb"/>
    </style:style>
    <style:style style:name="gr29" style:family="graphic" style:parent-style-name="standard">
      <style:graphic-properties draw:stroke="solid" draw:stroke-dash="Dot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18.748cm" fo:min-width="36.913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draw:stroke="solid" draw:stroke-dash="Dot" svg:stroke-width="0.053cm" svg:stroke-color="#acb20c" draw:marker-start-width="0.279cm" draw:marker-end-width="0.279cm" svg:stroke-linecap="butt" draw:fill-color="#ffffa6" draw:opacity="100%" draw:textarea-horizontal-align="justify" draw:textarea-vertical-align="middle" draw:auto-grow-height="false" fo:min-height="0.968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draw:stroke-dash="Dot" svg:stroke-width="0.053cm" svg:stroke-color="#111111" draw:marker-start-width="0.279cm" draw:marker-end-width="0.279cm" svg:stroke-linecap="butt" draw:fill-color="#b7b3ca" draw:opacity="100%" draw:textarea-horizontal-align="justify" draw:textarea-vertical-align="middle" draw:auto-grow-height="false" fo:min-height="0.968cm" fo:min-width="2.74cm" fo:padding-top="0.151cm" fo:padding-bottom="0.151cm" fo:padding-left="0.276cm" fo:padding-right="0.276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stroke-dash="Dot" svg:stroke-color="#000000" svg:stroke-linecap="butt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>
      <style:graphic-properties style:protect="size" loext:decorative="false"/>
    </style:style>
    <style:style style:name="gr34" style:family="graphic">
      <style:graphic-properties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1.762cm" loext:decorative="false"/>
      <style:paragraph-properties style:writing-mode="lr-tb"/>
    </style:style>
    <style:style style:name="gr36" style:family="graphic" style:parent-style-name="standard">
      <style:graphic-properties draw:stroke="dash" draw:stroke-dash="Double_20_Dash" svg:stroke-width="0.053cm" svg:stroke-color="#111111" draw:marker-start-width="0.279cm" draw:marker-end-width="0.279cm" svg:stroke-linecap="butt" draw:fill-color="#ffffff" draw:textarea-horizontal-align="justify" draw:textarea-vertical-align="top" draw:auto-grow-height="false" fo:min-height="6.683cm" fo:min-width="7.703cm" fo:padding-top="0.151cm" fo:padding-bottom="0.151cm" fo:padding-left="0.276cm" fo:padding-right="0.276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53cm" svg:stroke-color="#111111" draw:marker-start-width="0.279cm" draw:marker-end-width="0.279cm" draw:fill-color="#b7b3ca" draw:opacity="100%" draw:textarea-horizontal-align="justify" draw:textarea-vertical-align="middle" draw:auto-grow-height="false" fo:min-height="0.968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053cm" svg:stroke-color="#111111" draw:marker-start-width="0.279cm" draw:marker-end-width="0.279cm" draw:fill-color="#dddddd" draw:opacity="100%" draw:textarea-horizontal-align="justify" draw:textarea-vertical-align="middle" draw:auto-grow-height="false" fo:min-height="0.968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39" style:family="graphic" style:parent-style-name="standard">
      <style:graphic-properties draw:stroke="dash" draw:stroke-dash="Double_20_Dash" svg:stroke-width="0.053cm" svg:stroke-color="#111111" draw:marker-start-width="0.279cm" draw:marker-end-width="0.279cm" svg:stroke-linecap="butt" draw:fill-color="#ffffff" draw:textarea-horizontal-align="justify" draw:textarea-vertical-align="top" draw:auto-grow-height="false" fo:min-height="11.128cm" fo:min-width="15.323cm" fo:padding-top="0.151cm" fo:padding-bottom="0.151cm" fo:padding-left="0.276cm" fo:padding-right="0.276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53cm" svg:stroke-color="#111111" draw:marker-start-width="0.279cm" draw:marker-end-width="0.279cm" draw:fill-color="#dddddd" draw:opacity="100%" draw:textarea-horizontal-align="justify" draw:textarea-vertical-align="top" draw:auto-grow-height="false" fo:min-height="4.906cm" fo:min-width="8.973cm" fo:padding-top="0.151cm" fo:padding-bottom="0.151cm" fo:padding-left="0.276cm" fo:padding-right="0.276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3cm" svg:stroke-color="#111111" draw:marker-start-width="0.279cm" draw:marker-end-width="0.279cm" draw:fill-color="#dddddd" draw:opacity="100%" draw:textarea-horizontal-align="justify" draw:textarea-vertical-align="top" draw:auto-grow-height="false" fo:min-height="3.636cm" fo:min-width="6.433cm" fo:padding-top="0.151cm" fo:padding-bottom="0.151cm" fo:padding-left="0.276cm" fo:padding-right="0.276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43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44" style:family="graphic" style:parent-style-name="standard">
      <style:graphic-properties draw:stroke="dash" draw:stroke-dash="Double_20_Dash" svg:stroke-width="0.053cm" svg:stroke-color="#111111" draw:marker-start-width="0.279cm" draw:marker-end-width="0.279cm" svg:stroke-linecap="butt" draw:fill-color="#ffffff" draw:textarea-horizontal-align="justify" draw:textarea-vertical-align="top" draw:auto-grow-height="false" fo:min-height="20.018cm" fo:min-width="19.706cm" fo:padding-top="0.151cm" fo:padding-bottom="0.151cm" fo:padding-left="0.276cm" fo:padding-right="0.276cm" style:writing-mode="lr-tb" loext:decorative="false"/>
      <style:paragraph-properties style:writing-mode="lr-tb"/>
    </style:style>
    <style:style style:name="gr45" style:family="graphic" style:parent-style-name="standard">
      <style:graphic-properties draw:stroke="dash" draw:stroke-dash="Double_20_Dash" svg:stroke-width="0.053cm" svg:stroke-color="#111111" draw:marker-start-width="0.279cm" draw:marker-end-width="0.279cm" svg:stroke-linecap="butt" draw:fill-color="#ffffff" draw:textarea-horizontal-align="justify" draw:textarea-vertical-align="top" draw:auto-grow-height="false" fo:min-height="16.843cm" fo:min-width="17.863cm" fo:padding-top="0.151cm" fo:padding-bottom="0.151cm" fo:padding-left="0.276cm" fo:padding-right="0.276cm" style:writing-mode="lr-tb" loext:decorative="false"/>
      <style:paragraph-properties style:writing-mode="lr-tb"/>
    </style:style>
    <style:style style:name="gr46" style:family="graphic" style:parent-style-name="standard">
      <style:graphic-properties draw:stroke="dash" draw:stroke-dash="Double_20_Dash" svg:stroke-width="0.053cm" svg:stroke-color="#111111" draw:marker-start-width="0.279cm" draw:marker-end-width="0.279cm" svg:stroke-linecap="butt" draw:fill-color="#ffffff" draw:textarea-horizontal-align="justify" draw:textarea-vertical-align="top" draw:auto-grow-height="false" fo:min-height="13.668cm" fo:min-width="15.958cm" fo:padding-top="0.151cm" fo:padding-bottom="0.151cm" fo:padding-left="0.276cm" fo:padding-right="0.276cm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.053cm" svg:stroke-color="#dd042d" draw:marker-start-width="0.279cm" draw:marker-end-width="0.279cm" draw:fill-color="#ffd8ce" draw:opacity="100%" draw:textarea-horizontal-align="justify" draw:textarea-vertical-align="middle" draw:auto-grow-height="false" fo:min-height="0.968cm" fo:min-width="2.251cm" fo:padding-top="0.151cm" fo:padding-bottom="0.151cm" fo:padding-left="0.276cm" fo:padding-right="0.276cm" style:writing-mode="lr-tb" loext:decorative="false"/>
      <style:paragraph-properties style:writing-mode="lr-tb"/>
    </style:style>
    <style:style style:name="gr48" style:family="graphic" style:parent-style-name="standard">
      <style:graphic-properties svg:stroke-width="0.053cm" svg:stroke-color="#46bef0" draw:marker-start-width="0.279cm" draw:marker-end-width="0.279cm" draw:fill-color="#dee6ef" draw:opacity="100%" draw:textarea-horizontal-align="justify" draw:textarea-vertical-align="middle" draw:auto-grow-height="false" fo:min-height="0.968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49" style:family="graphic" style:parent-style-name="standard">
      <style:graphic-properties draw:stroke="dash" draw:stroke-dash="Double_20_Dash" svg:stroke-width="0.053cm" svg:stroke-color="#111111" draw:marker-start-width="0.279cm" draw:marker-end-width="0.279cm" svg:stroke-linecap="butt" draw:fill-color="#ffffff" draw:textarea-horizontal-align="justify" draw:textarea-vertical-align="top" draw:auto-grow-height="false" fo:min-height="10.493cm" fo:min-width="14.053cm" fo:padding-top="0.151cm" fo:padding-bottom="0.151cm" fo:padding-left="0.276cm" fo:padding-right="0.276cm" style:writing-mode="lr-tb" loext:decorative="false"/>
      <style:paragraph-properties style:writing-mode="lr-tb"/>
    </style:style>
    <style:style style:name="gr50" style:family="graphic" style:parent-style-name="standard">
      <style:graphic-properties draw:stroke="dash" draw:stroke-dash="Double_20_Dash" svg:stroke-width="0.053cm" svg:stroke-color="#111111" draw:marker-start-width="0.279cm" draw:marker-end-width="0.279cm" svg:stroke-linecap="butt" draw:fill-color="#ffffff" draw:textarea-horizontal-align="justify" draw:textarea-vertical-align="top" draw:auto-grow-height="false" fo:min-height="5.443cm" fo:min-width="12.148cm" fo:padding-top="0.151cm" fo:padding-bottom="0.151cm" fo:padding-left="0.276cm" fo:padding-right="0.276cm" style:writing-mode="lr-tb" loext:decorative="false"/>
      <style:paragraph-properties style:writing-mode="lr-tb"/>
    </style:style>
    <style:style style:name="gr51" style:family="graphic" style:parent-style-name="standard">
      <style:graphic-properties svg:stroke-width="0.053cm" svg:stroke-color="#7ab51d" draw:marker-start-width="0.279cm" draw:marker-end-width="0.279cm" draw:fill-color="#dde8cb" draw:opacity="100%" draw:textarea-horizontal-align="justify" draw:textarea-vertical-align="middle" draw:auto-grow-height="false" fo:min-height="0.968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52" style:family="graphic" style:parent-style-name="objectwithoutfill">
      <style:graphic-properties draw:stroke="dash" draw:stroke-dash="Double_20_Dash" svg:stroke-width="0.081cm" svg:stroke-color="#000000" draw:marker-start-width="0.322cm" draw:marker-end="Arrowheads_20_1" draw:marker-end-width="0.422cm" svg:stroke-linecap="butt" draw:fill="none" draw:textarea-vertical-align="middle" fo:padding-top="0.166cm" fo:padding-bottom="0.166cm" fo:padding-left="0.291cm" fo:padding-right="0.291cm" loext:decorative="fals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4" style:family="graphic" style:parent-style-name="standard">
      <style:graphic-properties draw:stroke="solid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28.908cm" fo:min-width="38.183cm" fo:padding-top="0.151cm" fo:padding-bottom="0.151cm" fo:padding-left="0.276cm" fo:padding-right="0.276cm" loext:decorative="false"/>
    </style:style>
    <style:style style:name="gr55" style:family="graphic" style:parent-style-name="standard">
      <style:graphic-properties draw:stroke="solid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18.748cm" fo:min-width="38.183cm" fo:padding-top="0.151cm" fo:padding-bottom="0.151cm" fo:padding-left="0.276cm" fo:padding-right="0.276cm" loext:decorative="false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32pt" fo:font-weight="bold" style:font-weight-asian="bold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6pt"/>
    </style:style>
    <style:style style:name="P5" style:family="paragraph">
      <loext:graphic-properties draw:fill-color="#ffffa6" draw:opacity="100%"/>
      <style:paragraph-properties fo:text-align="center" style:writing-mode="lr-tb"/>
      <style:text-properties fo:font-size="16pt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-color="#dde8cb" draw:opacity="100%"/>
      <style:paragraph-properties fo:text-align="center" style:writing-mode="lr-tb"/>
      <style:text-properties fo:font-size="14pt"/>
    </style:style>
    <style:style style:name="P8" style:family="paragraph">
      <loext:graphic-properties draw:fill-color="#b7b3ca" draw:opacity="100%"/>
      <style:paragraph-properties fo:text-align="center" style:writing-mode="lr-tb"/>
      <style:text-properties fo:font-size="16pt"/>
    </style:style>
    <style:style style:name="P9" style:family="paragraph">
      <style:paragraph-properties fo:text-align="start"/>
      <style:text-properties fo:font-size="16pt"/>
    </style:style>
    <style:style style:name="P10" style:family="paragraph">
      <loext:graphic-properties draw:fill-color="#ffd8ce" draw:opacity="100%"/>
      <style:paragraph-properties fo:text-align="start" style:writing-mode="lr-tb"/>
      <style:text-properties fo:font-size="16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loext:graphic-properties draw:fill-color="#dee6ef" draw:opacity="100%"/>
      <style:paragraph-properties fo:text-align="start" style:writing-mode="lr-tb"/>
      <style:text-properties fo:font-size="18pt"/>
    </style:style>
    <style:style style:name="P13" style:family="paragraph">
      <loext:graphic-properties draw:fill-color="#f6aa42" draw:opacity="26%"/>
      <style:paragraph-properties fo:text-align="center" style:writing-mode="lr-tb"/>
      <style:text-properties fo:font-size="14pt"/>
    </style:style>
    <style:style style:name="P14" style:family="paragraph">
      <loext:graphic-properties draw:fill-color="#dddddd" draw:opacity="26%"/>
      <style:paragraph-properties fo:text-align="center" style:writing-mode="lr-tb"/>
      <style:text-properties fo:font-size="14pt"/>
    </style:style>
    <style:style style:name="P15" style:family="paragraph">
      <loext:graphic-properties draw:fill-color="#ffd8ce" draw:opacity="100%"/>
      <style:paragraph-properties fo:text-align="center" style:writing-mode="lr-tb"/>
      <style:text-properties fo:font-size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a6" draw:opacity="100%"/>
      <style:paragraph-properties fo:text-align="start" style:writing-mode="lr-tb"/>
      <style:text-properties fo:font-size="16pt"/>
    </style:style>
    <style:style style:name="P18" style:family="paragraph">
      <loext:graphic-properties draw:fill-color="#dddddd" draw:opacity="100%"/>
      <style:paragraph-properties fo:text-align="center" style:writing-mode="lr-tb"/>
      <style:text-properties fo:font-size="16pt"/>
    </style:style>
    <style:style style:name="P19" style:family="paragraph">
      <loext:graphic-properties draw:fill-color="#b7b3ca" draw:opacity="100%"/>
      <style:paragraph-properties fo:text-align="start" style:writing-mode="lr-tb"/>
      <style:text-properties fo:font-size="16pt"/>
    </style:style>
    <style:style style:name="P20" style:family="paragraph">
      <loext:graphic-properties draw:fill-color="#eeeeee" draw:opacity="100%"/>
      <style:paragraph-properties fo:text-align="start" style:writing-mode="lr-tb"/>
      <style:text-properties fo:font-size="16pt"/>
    </style:style>
    <style:style style:name="P21" style:family="paragraph">
      <style:paragraph-properties fo:text-align="center"/>
      <style:text-properties fo:font-size="16pt" fo:font-weight="normal" style:font-weight-asian="normal" style:font-weight-complex="normal"/>
    </style:style>
    <style:style style:name="P22" style:family="paragraph">
      <loext:graphic-properties draw:fill-color="#ffd8ce" draw:opacity="100%"/>
      <style:paragraph-properties fo:text-align="center" style:writing-mode="lr-tb"/>
      <style:text-properties fo:font-size="16pt" fo:font-weight="normal" style:font-weight-asian="normal" style:font-weight-complex="normal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ffffff"/>
    </style:style>
    <style:style style:name="P26" style:family="paragraph">
      <style:paragraph-properties fo:text-align="start"/>
      <style:text-properties fo:font-weight="normal" style:font-weight-asian="normal" style:font-weight-complex="normal"/>
    </style:style>
    <style:style style:name="P27" style:family="paragraph">
      <loext:graphic-properties draw:fill-color="#ffffff"/>
      <style:paragraph-properties fo:text-align="start" style:writing-mode="lr-tb"/>
      <style:text-properties fo:font-weight="normal" style:font-weight-asian="normal" style:font-weight-complex="normal"/>
    </style:style>
    <style:style style:name="P28" style:family="paragraph">
      <loext:graphic-properties draw:fill-color="#dddddd" draw:opacity="100%"/>
      <style:paragraph-properties fo:text-align="start" style:writing-mode="lr-tb"/>
      <style:text-properties fo:font-size="16pt"/>
    </style:style>
    <style:style style:name="P29" style:family="paragraph">
      <loext:graphic-properties draw:fill-color="#dee6ef" draw:opacity="100%"/>
      <style:paragraph-properties fo:text-align="center" style:writing-mode="lr-tb"/>
      <style:text-properties fo:font-size="16pt"/>
    </style:style>
    <style:style style:name="P30" style:family="paragraph">
      <style:text-properties fo:font-weight="normal" style:font-weight-asian="normal" style:font-weight-complex="normal"/>
    </style:style>
    <style:style style:name="P31" style:family="paragraph">
      <loext:graphic-properties draw:fill="none" draw:fill-color="#ffffff"/>
      <style:text-properties fo:font-weight="normal" style:font-weight-asian="normal" style:font-weight-complex="normal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/>
    </style:style>
    <style:style style:name="T5" style:family="text">
      <style:text-properties fo:font-size="14pt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6pt" fo:font-style="italic" style:font-style-asian="italic" style:font-style-complex="italic"/>
    </style:style>
    <style:style style:name="T9" style:family="text">
      <style:text-properties fo:font-size="16pt" fo:font-weight="normal" style:font-weight-asian="normal" style:font-weight-complex="normal"/>
    </style:style>
    <style:style style:name="T10" style:family="text">
      <style:text-properties style:font-name="Adwaita Mono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7.465cm" svg:height="1.517cm" svg:x="2.261cm" svg:y="1.626cm">
          <draw:text-box>
            <text:p><text:span text:style-name="T1">Guar</text:span><text:span text:style-name="T1">dian </text:span><text:span text:style-name="T2">3.0 </text:span><text:span text:style-name="T2">Over</text:span><text:span text:style-name="T2">view</text:span></text:p>
          </draw:text-box>
        </draw:frame>
        <draw:frame draw:style-name="gr2" draw:text-style-name="P3" draw:layer="layout" svg:width="15.265cm" svg:height="0.962cm" svg:x="25.756cm" svg:y="57.506cm">
          <draw:text-box>
            <text:p text:style-name="P2">26.05.2025</text:p>
          </draw:text-box>
        </draw:frame>
        <draw:frame draw:style-name="gr3" draw:text-style-name="P3" draw:layer="layout" svg:width="17.78cm" svg:height="1.27cm" svg:x="2.261cm" svg:y="5.436cm">
          <draw:text-box>
            <text:p>The <text:span text:style-name="T3">Guardia</text:span><text:span text:style-name="T3">n</text:span> makes decisions about the following question:</text:p>
          </draw:text-box>
        </draw:frame>
        <draw:g draw:style-name="gr4">
          <draw:custom-shape draw:style-name="gr5" draw:text-style-name="P5" draw:layer="layout" svg:width="3.175cm" svg:height="1.27cm" svg:x="16.196cm" svg:y="7.776cm">
            <text:p text:style-name="P4"><text:span text:style-name="T4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26.035cm" svg:height="1.27cm" svg:x="7.976cm" svg:y="7.976cm">
            <draw:text-box>
              <text:p>What permissions <text:s text:c="2"/>does an <text:s/><text:s text:c="15"/><text:s text:c="3"/>have with respect to a specific <text:s text:c="2"/><text:s text:c="15"/><text:s text:c="2"/>?</text:p>
            </draw:text-box>
          </draw:frame>
          <draw:custom-shape draw:style-name="gr6" draw:text-style-name="P7" draw:layer="layout" svg:width="3.81cm" svg:height="1.27cm" svg:x="9.881cm" svg:y="7.776cm">
            <text:p text:style-name="P6"><text:span text:style-name="T5">PERMI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3.292cm" svg:height="1.27cm" svg:x="28.179cm" svg:y="7.776cm">
            <text:p text:style-name="P4"><text:span text:style-name="T4">TAR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3" draw:layer="layout" svg:width="37.465cm" svg:height="2.54cm" svg:x="2.261cm" svg:y="10.516cm">
          <draw:text-box>
            <text:p>The <text:span text:style-name="T3">Guardia</text:span><text:span text:style-name="T3">n</text:span> decides what permissions an <text:span text:style-name="T6">actor</text:span> has with the help of the <text:span text:style-name="T3">roles</text:span> and <text:span text:style-name="T3">attribute</text:span><text:span text:style-name="T3">s</text:span> attached to <text:span text:style-name="T3">actor</text:span> and <text:span text:style-name="T3">target</text:span>.</text:p>
          </draw:text-box>
        </draw:frame>
        <draw:g draw:style-name="gr4">
          <draw:g draw:style-name="gr4">
            <draw:custom-shape draw:style-name="gr9" draw:text-style-name="P10" draw:layer="layout" svg:width="26.035cm" svg:height="9.525cm" svg:x="3.531cm" svg:y="39.869cm">
              <text:p text:style-name="P9"><text:span text:style-name="T4">RO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2" draw:layer="layout" svg:width="22.225cm" svg:height="3.81cm" svg:x="6.706cm" svg:y="40.504cm">
              <text:p text:style-name="P11"><text:span text:style-name="T7">CAPABIL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3" draw:layer="layout" svg:width="3.81cm" svg:height="1.27cm" svg:x="24.486cm" svg:y="40.821cm">
              <text:p text:style-name="P6"><text:span text:style-name="T5">CONDIT</text:span><text:span text:style-name="T5">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3.81cm" svg:height="1.27cm" svg:x="11.151cm" svg:y="40.821cm">
              <text:p text:style-name="P6"><text:span text:style-name="T5">PERMIS</text:span><text:span text:style-name="T5">S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3" draw:layer="layout" svg:width="3.81cm" svg:height="1.27cm" svg:x="20.041cm" svg:y="40.821cm">
              <text:p text:style-name="P6"><text:span text:style-name="T5">CONDI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3" draw:layer="layout" svg:width="3.81cm" svg:height="1.27cm" svg:x="20.041cm" svg:y="42.726cm">
              <text:p text:style-name="P6"><text:span text:style-name="T5">CONDI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3.81cm" svg:height="1.27cm" svg:x="11.151cm" svg:y="42.726cm">
              <text:p text:style-name="P6"><text:span text:style-name="T5">PERMISS</text:span><text:span text:style-name="T5">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3.81cm" svg:height="1.27cm" svg:x="15.596cm" svg:y="40.821cm">
              <text:p text:style-name="P6"><text:span text:style-name="T5">PERMISS</text:span><text:span text:style-name="T5">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2" draw:layer="layout" svg:width="22.225cm" svg:height="3.81cm" svg:x="6.706cm" svg:y="44.949cm">
              <text:p text:style-name="P11"><text:span text:style-name="T7">CAPABIL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3" draw:layer="layout" svg:width="3.81cm" svg:height="1.27cm" svg:x="24.486cm" svg:y="45.266cm">
              <text:p text:style-name="P6"><text:span text:style-name="T5">CONDI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3.81cm" svg:height="1.27cm" svg:x="11.151cm" svg:y="45.266cm">
              <text:p text:style-name="P6"><text:span text:style-name="T5">PERMISS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3" draw:layer="layout" svg:width="3.81cm" svg:height="1.27cm" svg:x="20.041cm" svg:y="45.266cm">
              <text:p text:style-name="P6"><text:span text:style-name="T5">CONDI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3" draw:layer="layout" svg:width="3.81cm" svg:height="1.27cm" svg:x="20.041cm" svg:y="47.171cm">
              <text:p text:style-name="P6"><text:span text:style-name="T5">CONDIT</text:span><text:span text:style-name="T5">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3.81cm" svg:height="1.27cm" svg:x="11.151cm" svg:y="47.171cm">
              <text:p text:style-name="P6"><text:span text:style-name="T5">PERMIS</text:span><text:span text:style-name="T5">S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3.81cm" svg:height="1.27cm" svg:x="15.596cm" svg:y="45.266cm">
              <text:p text:style-name="P6"><text:span text:style-name="T5">PERMISS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4" draw:layer="layout" svg:width="1.905cm" svg:height="1.27cm" svg:x="23.851cm" svg:y="42.091cm">
              <text:p text:style-name="P6"><text:span text:style-name="T5">AND/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4" draw:layer="layout" svg:width="1.905cm" svg:height="1.27cm" svg:x="23.851cm" svg:y="46.536cm">
              <text:p text:style-name="P6"><text:span text:style-name="T5">AND/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3" draw:text-style-name="P3" draw:layer="layout" svg:width="24.13cm" svg:height="3.095cm" svg:x="3.531cm" svg:y="49.966cm">
            <draw:text-box>
              <text:list text:style-name="L1">
                <text:list-item>
                  <text:p>One <text:span text:style-name="T3">role</text:span> has 1 or more <text:span text:style-name="T3">capab</text:span><text:span text:style-name="T3">ilities</text:span>.</text:p>
                </text:list-item>
                <text:list-item>
                  <text:p>Capabilities are unique to that role and cannot be shared.</text:p>
                </text:list-item>
                <text:list-item>
                  <text:p>One capability has 1 or more permissions and 0 or more conditions.</text:p>
                </text:list-item>
              </text:list>
            </draw:text-box>
          </draw:frame>
          <draw:g draw:style-name="gr4">
            <draw:frame draw:style-name="gr3" draw:text-style-name="P3" draw:layer="layout" svg:width="6.985cm" svg:height="1.27cm" svg:x="2.896cm" svg:y="34.219cm">
              <draw:text-box>
                <text:p>What is a <text:s text:c="12"/><text:s text:c="4"/>?</text:p>
              </draw:text-box>
            </draw:frame>
            <draw:custom-shape draw:style-name="gr14" draw:text-style-name="P15" draw:layer="layout" svg:width="2.54cm" svg:height="1.378cm" svg:x="6.071cm" svg:y="34.011cm">
              <text:p text:style-name="P4"><text:span text:style-name="T4">RO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5" draw:text-style-name="P16" draw:layer="layout" svg:width="37.465cm" svg:height="23.495cm" svg:x="2.261cm" svg:y="33.3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8.415cm" svg:height="0.962cm" svg:x="2.896cm" svg:y="38.599cm">
            <draw:text-box>
              <text:p>Inside the <text:span text:style-name="T3">Guardia</text:span><text:span text:style-name="T3">n</text:span>, a <text:span text:style-name="T3">role</text:span> looks like this:</text:p>
            </draw:text-box>
          </draw:frame>
          <draw:frame draw:style-name="gr16" draw:text-style-name="P3" draw:layer="layout" svg:width="31.115cm" svg:height="1.673cm" svg:x="2.896cm" svg:y="36.367cm">
            <draw:text-box>
              <text:p>Simplified: Assigning a <text:span text:style-name="T3">role</text:span> to someone gives him <text:span text:style-name="T3">permiss</text:span><text:span text:style-name="T3">ions</text:span> in certain situations.</text:p>
            </draw:text-box>
          </draw:frame>
          <draw:frame draw:style-name="gr16" draw:text-style-name="P3" draw:layer="layout" svg:width="33.655cm" svg:height="1.673cm" svg:x="2.896cm" svg:y="53.293cm">
            <draw:text-box>
              <text:p>When requesting <text:span text:style-name="T3">permiss</text:span><text:span text:style-name="T3">ions</text:span> from the <text:span text:style-name="T3">Guardia</text:span><text:span text:style-name="T3">n</text:span>, a <text:span text:style-name="T3">role</text:span> is only referenced.</text:p>
            </draw:text-box>
          </draw:frame>
        </draw:g>
        <draw:g draw:style-name="gr4">
          <draw:g draw:style-name="gr4">
            <draw:custom-shape draw:style-name="gr17" draw:text-style-name="P17" draw:layer="layout" svg:width="13.335cm" svg:height="7.125cm" svg:x="3.531cm" svg:y="18.631cm">
              <text:p text:style-name="P9"><text:span text:style-name="T4">AC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2.54cm" svg:height="1.27cm" svg:x="4.166cm" svg:y="19.901cm">
              <text:p text:style-name="P4"><text:span text:style-name="T4">RO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8" draw:layer="layout" svg:width="2.54cm" svg:height="1.27cm" svg:x="13.056cm" svg:y="19.901cm">
              <text:p text:style-name="P4"><text:span text:style-name="T4">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8" draw:layer="layout" svg:width="11.43cm" svg:height="2.68cm" svg:x="4.166cm" svg:y="21.806cm">
              <text:p text:style-name="P4"><text:span text:style-name="T4">ATTRIBUT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2.54cm" svg:height="1.27cm" svg:x="7.341cm" svg:y="19.901cm">
              <text:p text:style-name="P4"><text:span text:style-name="T4">RO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4">
            <draw:custom-shape draw:style-name="gr21" draw:text-style-name="P19" draw:layer="layout" svg:width="20.32cm" svg:height="12.7cm" svg:x="17.771cm" svg:y="18.631cm">
              <text:p text:style-name="P9"><text:span text:style-name="T4">TARG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0" draw:layer="layout" svg:width="18.918cm" svg:height="4.762cm" svg:x="18.472cm" svg:y="20.219cm">
              <text:p text:style-name="P9"><text:span text:style-name="T4">OLD STATE </text:span><text:span text:style-name="T8">(or: current state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0" draw:layer="layout" svg:width="18.918cm" svg:height="4.762cm" svg:x="18.472cm" svg:y="25.775cm">
              <text:p text:style-name="P9"><text:span text:style-name="T4">NEW STATE</text:span></text:p>
              <text:p text:style-name="P9"><text:span text:style-name="T4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2" draw:layer="layout" svg:width="2.803cm" svg:height="1.41cm" svg:x="19.041cm" svg:y="21.171cm">
              <text:p text:style-name="P21"><text:span text:style-name="T9">RO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5" draw:layer="layout" svg:width="2.803cm" svg:height="1.588cm" svg:x="19.041cm" svg:y="26.886cm">
              <text:p text:style-name="P4"><text:span text:style-name="T4">RO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8" draw:layer="layout" svg:width="2.803cm" svg:height="1.588cm" svg:x="22.588cm" svg:y="21.171cm">
              <text:p text:style-name="P4"><text:span text:style-name="T4">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8" draw:layer="layout" svg:width="2.803cm" svg:height="1.588cm" svg:x="22.588cm" svg:y="26.886cm">
              <text:p text:style-name="P4"><text:span text:style-name="T4">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8" draw:layer="layout" svg:width="10.664cm" svg:height="3.175cm" svg:x="26.026cm" svg:y="21.012cm">
              <text:p text:style-name="P4"><text:span text:style-name="T4">ATTRIBUT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18" draw:layer="layout" svg:width="10.511cm" svg:height="3.175cm" svg:x="26.179cm" svg:y="26.569cm">
              <text:p text:style-name="P4"><text:span text:style-name="T4">ATTRIBUT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2" draw:layer="layout" svg:width="2.803cm" svg:height="1.41cm" svg:x="19.041cm" svg:y="23.076cm">
              <text:p text:style-name="P21"><text:span text:style-name="T9">RO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8" draw:text-style-name="P3" draw:layer="layout" svg:width="14.605cm" svg:height="4.517cm" svg:x="2.896cm" svg:y="26.954cm">
            <draw:text-box>
              <text:list text:style-name="L1">
                <text:list-item>
                  <text:p><text:span text:style-name="T3">Actor</text:span> and <text:span text:style-name="T3">Target</text:span><text:span text:style-name="T3">s</text:span> can have multiple <text:span text:style-name="T3">roles</text:span></text:p>
                </text:list-item>
                <text:list-item>
                  <text:p>On <text:span text:style-name="T3">Actor</text:span> and <text:span text:style-name="T3">Target</text:span><text:span text:style-name="T3">s</text:span>, only a reference to a <text:span text:style-name="T3">role</text:span> is attached.</text:p>
                </text:list-item>
                <text:list-item>
                  <text:p>New state is only necessary if the <text:span text:style-name="T3">target</text:span> is changed during an action.</text:p>
                </text:list-item>
              </text:list>
              <text:p/>
            </draw:text-box>
          </draw:frame>
          <draw:custom-shape draw:style-name="gr29" draw:text-style-name="P16" draw:layer="layout" svg:width="37.465cm" svg:height="19.05cm" svg:x="2.261cm" svg:y="13.0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4">
            <draw:custom-shape draw:style-name="gr30" draw:text-style-name="P5" draw:layer="layout" svg:width="3.175cm" svg:height="1.27cm" svg:x="6.141cm" svg:y="13.491cm">
              <text:p text:style-name="P4"><text:span text:style-name="T4">AC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8" draw:layer="layout" svg:width="3.292cm" svg:height="1.27cm" svg:x="11.086cm" svg:y="13.526cm">
              <text:p text:style-name="P4"><text:span text:style-name="T4">TARG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24" draw:layer="layout" svg:width="13.335cm" svg:height="0.962cm" svg:x="2.866cm" svg:y="13.691cm">
              <draw:text-box>
                <text:p text:style-name="P23">What are <text:s text:c="15"/><text:s text:c="7"/>and <text:s/><text:s text:c="15"/><text:s text:c="4"/>?</text:p>
              </draw:text-box>
            </draw:frame>
          </draw:g>
          <draw:frame draw:style-name="gr13" draw:text-style-name="P3" draw:layer="layout" svg:width="25.365cm" svg:height="3.095cm" svg:x="2.932cm" svg:y="15.597cm">
            <draw:text-box>
              <text:list text:style-name="L1">
                <text:list-item>
                  <text:p>An <text:span text:style-name="T3">actor</text:span> is something or someone that acts, for example, a user</text:p>
                </text:list-item>
                <text:list-item>
                  <text:p>A <text:span text:style-name="T3">target</text:span> can be any object</text:p>
                </text:list-item>
              </text:list>
            </draw:text-box>
          </draw:frame>
        </draw:g>
        <presentation:notes draw:style-name="dp2">
          <draw:page-thumbnail draw:style-name="gr33" draw:layer="layout" svg:width="18.624cm" svg:height="10.476cm" svg:x="1.482cm" svg:y="2.123cm" draw:page-number="1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37.465cm" svg:height="1.517cm" svg:x="2.261cm" svg:y="1.626cm">
          <draw:text-box>
            <text:p><text:span text:style-name="T1">Guar</text:span><text:span text:style-name="T1">dian </text:span><text:span text:style-name="T2">3.0 </text:span><text:span text:style-name="T2">Over</text:span><text:span text:style-name="T2">view</text:span></text:p>
          </draw:text-box>
        </draw:frame>
        <draw:frame draw:style-name="gr2" draw:text-style-name="P3" draw:layer="layout" svg:width="15.265cm" svg:height="0.962cm" svg:x="25.756cm" svg:y="57.506cm">
          <draw:text-box>
            <text:p text:style-name="P2">26.05.2025</text:p>
          </draw:text-box>
        </draw:frame>
        <draw:g draw:style-name="gr34">
          <draw:frame draw:style-name="gr35" draw:text-style-name="P3" draw:layer="layout" svg:width="34.925cm" svg:height="12.647cm" svg:x="2.261cm" svg:y="42.319cm">
            <draw:text-box>
              <text:p>How does the Guardian role look like during communication with the Guardian?</text:p>
              <text:p/>
              <text:p>The role as a JSON object when passed with an Actor or Target, with an optional context:</text:p>
              <text:p/>
              <text:p><text:span text:style-name="T10">{</text:span></text:p>
              <text:p><text:span text:style-name="T10"><text:tab/></text:span><text:span text:style-name="T10">"app_</text:span><text:span text:style-name="T10">name"</text:span><text:span text:style-name="T10">: </text:span><text:span text:style-name="T10">"app1</text:span><text:span text:style-name="T10">",</text:span></text:p>
              <text:p><text:span text:style-name="T10"><text:tab/></text:span><text:span text:style-name="T10">"name</text:span><text:span text:style-name="T10">space</text:span><text:span text:style-name="T10">_name</text:span><text:span text:style-name="T10">": </text:span><text:span text:style-name="T10">"name</text:span><text:span text:style-name="T10">space</text:span><text:span text:style-name="T10">1",</text:span></text:p>
              <text:p><text:span text:style-name="T10"><text:tab/></text:span><text:span text:style-name="T10">"name</text:span><text:span text:style-name="T10">": </text:span><text:span text:style-name="T10">"role</text:span><text:span text:style-name="T10">1",</text:span></text:p>
              <text:p><text:span text:style-name="T10"><text:tab/></text:span><text:span text:style-name="T10">"cont</text:span><text:span text:style-name="T10">ext": </text:span></text:p>
              <text:p><text:span text:style-name="T10"><text:tab/></text:span><text:span text:style-name="T10">{</text:span></text:p>
              <text:p><text:span text:style-name="T10"><text:tab/></text:span><text:span text:style-name="T10"><text:tab/></text:span><text:span text:style-name="T10">"app_</text:span><text:span text:style-name="T10">name"</text:span><text:span text:style-name="T10">: </text:span><text:span text:style-name="T10">"app1</text:span><text:span text:style-name="T10">",</text:span></text:p>
              <text:p><text:span text:style-name="T10"><text:tab/></text:span><text:span text:style-name="T10"><text:tab/></text:span><text:span text:style-name="T10">"name</text:span><text:span text:style-name="T10">space</text:span><text:span text:style-name="T10">_name</text:span><text:span text:style-name="T10">": </text:span><text:span text:style-name="T10">"name</text:span><text:span text:style-name="T10">space</text:span><text:span text:style-name="T10">1",</text:span></text:p>
              <text:p><text:span text:style-name="T10"><text:tab/></text:span><text:span text:style-name="T10"><text:tab/></text:span><text:span text:style-name="T10">"name</text:span><text:span text:style-name="T10">":"co</text:span><text:span text:style-name="T10">ntext</text:span><text:span text:style-name="T10">1"</text:span></text:p>
              <text:p><text:span text:style-name="T10"><text:tab/></text:span><text:span text:style-name="T10">}</text:span></text:p>
              <text:p><text:span text:style-name="T10">}</text:span></text:p>
              <text:p><text:span text:style-name="T10"/></text:p>
            </draw:text-box>
          </draw:frame>
        </draw:g>
        <draw:g draw:style-name="gr4">
          <draw:custom-shape draw:style-name="gr36" draw:text-style-name="P27" draw:layer="layout" svg:width="8.255cm" svg:height="6.985cm" svg:x="2.261cm" svg:y="6.706cm">
            <text:p text:style-name="P26"><text:span text:style-name="T11">Get Permission Requ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175cm" svg:height="1.27cm" svg:x="2.896cm" svg:y="7.976cm">
            <text:p text:style-name="P4"><text:span text:style-name="T4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8" draw:layer="layout" svg:width="3.175cm" svg:height="1.27cm" svg:x="2.896cm" svg:y="9.881cm">
            <text:p text:style-name="P4"><text:span text:style-name="T4">TARGE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3.175cm" svg:height="1.27cm" svg:x="6.706cm" svg:y="9.881cm">
            <text:p text:style-name="P4"><text:span text:style-name="T4">TAR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8" draw:layer="layout" svg:width="3.175cm" svg:height="1.27cm" svg:x="2.896cm" svg:y="11.786cm">
            <text:p text:style-name="P4"><text:span text:style-name="T4">TAR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8" draw:layer="layout" svg:width="3.175cm" svg:height="1.27cm" svg:x="6.706cm" svg:y="9.881cm">
            <text:p text:style-name="P4"><text:span text:style-name="T4">TAR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4">
          <draw:custom-shape draw:style-name="gr39" draw:text-style-name="P27" draw:layer="layout" svg:width="15.875cm" svg:height="11.43cm" svg:x="2.261cm" svg:y="16.866cm">
            <text:p text:style-name="P26"><text:span text:style-name="T11">Get Permission Respo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4">
            <draw:custom-shape draw:style-name="gr40" draw:text-style-name="P28" draw:layer="layout" svg:width="9.525cm" svg:height="5.208cm" svg:x="2.896cm" svg:y="18.264cm">
              <text:p text:style-name="P9"><text:span text:style-name="T4">RESUL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3.81cm" svg:height="1.27cm" svg:x="3.531cm" svg:y="19.662cm">
              <text:p text:style-name="P6"><text:span text:style-name="T5">PERMISS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3.81cm" svg:height="1.27cm" svg:x="3.531cm" svg:y="21.567cm">
              <text:p text:style-name="P6"><text:span text:style-name="T5">PERMISS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3.81cm" svg:height="1.27cm" svg:x="7.976cm" svg:y="19.662cm">
              <text:p text:style-name="P6"><text:span text:style-name="T5">PERMISS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4">
            <draw:custom-shape draw:style-name="gr41" draw:text-style-name="P28" draw:layer="layout" svg:width="6.985cm" svg:height="3.938cm" svg:x="2.896cm" svg:y="23.851cm">
              <text:p text:style-name="P9"><text:span text:style-name="T4">RESUL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3.81cm" svg:height="1.27cm" svg:x="3.531cm" svg:y="25.249cm">
              <text:p text:style-name="P6"><text:span text:style-name="T5">PERMISS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4">
            <draw:custom-shape draw:style-name="gr41" draw:text-style-name="P28" draw:layer="layout" svg:width="6.985cm" svg:height="3.938cm" svg:x="10.516cm" svg:y="23.851cm">
              <text:p text:style-name="P9"><text:span text:style-name="T4">RESUL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42" draw:text-style-name="P3" draw:layer="layout" svg:width="7.62cm" svg:height="3.81cm" svg:x="11.151cm" svg:y="13.056cm">
          <draw:text-box>
            <text:p>For a <text:span text:style-name="T3">permiss</text:span><text:span text:style-name="T3">ion</text:span> request with N <text:span text:style-name="T3">targets</text:span>, the Guardian responds with N <text:span text:style-name="T3">results</text:span></text:p>
          </draw:text-box>
        </draw:frame>
        <draw:line draw:style-name="gr43" draw:text-style-name="P16" draw:layer="layout" svg:x1="6.071cm" svg:y1="13.691cm" svg:x2="6.071cm" svg:y2="16.866cm">
          <text:p/>
        </draw:line>
        <draw:g draw:style-name="gr4">
          <draw:g draw:style-name="gr4">
            <draw:custom-shape draw:style-name="gr44" draw:text-style-name="P27" draw:layer="layout" svg:width="20.258cm" svg:height="20.32cm" svg:x="19.406cm" svg:y="8.611cm">
              <text:p text:style-name="P26"><text:span text:style-name="T11"/></text:p>
              <text:p text:style-name="P26"><text:span text:style-name="T11">For each <text:s text:c="20"/>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4">
            <draw:custom-shape draw:style-name="gr45" draw:text-style-name="P27" draw:layer="layout" svg:width="18.415cm" svg:height="17.145cm" svg:x="20.614cm" svg:y="11.151cm">
              <text:p text:style-name="P26"><text:span text:style-name="T11"/></text:p>
              <text:p text:style-name="P26"><text:span text:style-name="T11">For each <text:s text:c="19"/>in <text:s text:c="19"/>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4">
            <draw:custom-shape draw:style-name="gr46" draw:text-style-name="P27" draw:layer="layout" svg:width="16.51cm" svg:height="13.97cm" svg:x="21.884cm" svg:y="13.691cm">
              <text:p text:style-name="P26"><text:span text:style-name="T11"/></text:p>
              <text:p text:style-name="P26"><text:span text:style-name="T11">For each <text:s text:c="28"/>in <text:s text:c="17"/>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8" draw:layer="layout" svg:width="3.175cm" svg:height="1.27cm" svg:x="22.519cm" svg:y="9.246cm">
            <text:p text:style-name="P4"><text:span text:style-name="T4">TAR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2" draw:layer="layout" svg:width="2.803cm" svg:height="1.27cm" svg:x="23.789cm" svg:y="11.786cm">
            <text:p text:style-name="P21"><text:span text:style-name="T9">RO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9" draw:layer="layout" svg:width="4.445cm" svg:height="1.27cm" svg:x="25.059cm" svg:y="14.326cm">
            <text:p text:style-name="P4"><text:span text:style-name="T4">CAPABIL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175cm" svg:height="1.27cm" svg:x="27.599cm" svg:y="11.786cm">
            <text:p text:style-name="P4"><text:span text:style-name="T4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2" draw:layer="layout" svg:width="2.803cm" svg:height="1.27cm" svg:x="30.511cm" svg:y="14.326cm">
            <text:p text:style-name="P21"><text:span text:style-name="T9">RO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4">
            <draw:custom-shape draw:style-name="gr49" draw:text-style-name="P27" draw:layer="layout" svg:width="14.605cm" svg:height="10.795cm" svg:x="23.154cm" svg:y="16.231cm">
              <text:p text:style-name="P26"><text:span text:style-name="T11"/></text:p>
              <text:p text:style-name="P26"><text:span text:style-name="T11">Evaluate the <text:s text:c="22"/>.</text:span></text:p>
              <text:p text:style-name="P26"><text:span text:style-name="T11"/></text:p>
              <text:p text:style-name="P26"><text:span text:style-name="T11"/></text:p>
              <text:p text:style-name="P26"><text:span text:style-name="T11">If the </text:span><text:span text:style-name="T3">condition set</text:span><text:span text:style-name="T11"> is satisfied:</text:span></text:p>
              <text:p text:style-name="P26"><text:span text:style-name="T11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1" draw:text-style-name="P13" draw:layer="layout" svg:width="3.81cm" svg:height="1.27cm" svg:x="27.064cm" svg:y="16.866cm">
            <text:p text:style-name="P6"><text:span text:style-name="T5">CONDI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4">
            <draw:custom-shape draw:style-name="gr50" draw:text-style-name="P27" draw:layer="layout" svg:width="12.7cm" svg:height="5.745cm" svg:x="24.424cm" svg:y="20.646cm">
              <text:p text:style-name="P26"><text:span text:style-name="T11"/></text:p>
              <text:p text:style-name="P26"><text:span text:style-name="T11">Add all <text:s text:c="27"/>in the currently</text:span></text:p>
              <text:p text:style-name="P26"><text:span text:style-name="T11"/></text:p>
              <text:p text:style-name="P26"><text:span text:style-name="T11">evaluated <text:s text:c="28"/>to the </text:span><text:span text:style-name="T3">result</text:span><text:span text:style-name="T11">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8" draw:text-style-name="P29" draw:layer="layout" svg:width="4.445cm" svg:height="1.27cm" svg:x="27.834cm" svg:y="22.751cm">
            <text:p text:style-name="P4"><text:span text:style-name="T4">CAPABIL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7" draw:layer="layout" svg:width="4.445cm" svg:height="1.27cm" svg:x="26.964cm" svg:y="21.381cm">
            <text:p text:style-name="P6"><text:span text:style-name="T5">PERMISS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31" draw:layer="layout" svg:width="22.86cm" svg:height="1.27cm" svg:x="2.261cm" svg:y="4.801cm">
          <draw:text-box>
            <text:p text:style-name="P30"><text:span text:style-name="T11">What </text:span><text:span text:style-name="T11">happens </text:span><text:span text:style-name="T11">in the </text:span><text:span text:style-name="T11">Guardia</text:span><text:span text:style-name="T11">n during </text:span><text:span text:style-name="T11">permissi</text:span><text:span text:style-name="T11">on </text:span><text:span text:style-name="T11">request?</text:span></text:p>
          </draw:text-box>
        </draw:frame>
        <draw:line draw:style-name="gr52" draw:text-style-name="P16" draw:layer="layout" svg:x1="10.516cm" svg:y1="10.516cm" svg:x2="19.406cm" svg:y2="13.056cm">
          <text:p/>
        </draw:line>
        <draw:line draw:style-name="gr52" draw:text-style-name="P16" draw:layer="layout" svg:x1="19.406cm" svg:y1="16.866cm" svg:x2="18.136cm" svg:y2="18.771cm">
          <text:p/>
        </draw:line>
        <draw:frame draw:style-name="gr53" draw:text-style-name="P3" draw:layer="layout" svg:width="37.465cm" svg:height="1.905cm" svg:x="2.261cm" svg:y="30.201cm">
          <draw:text-box>
            <text:p><text:span text:style-name="T3">The </text:span><text:span text:style-name="T3">Guardia</text:span><text:span text:style-name="T3">n </text:span><text:span text:style-name="T3">always </text:span><text:span text:style-name="T3">adds </text:span><text:span text:style-name="T3">permiss</text:span><text:span text:style-name="T3">ions to </text:span><text:span text:style-name="T3">a result, </text:span><text:span text:style-name="T3">never </text:span><text:span text:style-name="T3">subtract</text:span><text:span text:style-name="T3">s. This </text:span><text:span text:style-name="T3">way, </text:span><text:span text:style-name="T3">you can </text:span><text:span text:style-name="T3">be sure </text:span><text:span text:style-name="T3">that if </text:span><text:span text:style-name="T3">you </text:span><text:span text:style-name="T3">assign </text:span><text:span text:style-name="T3">another </text:span><text:span text:style-name="T3">role to a </text:span><text:span text:style-name="T3">user, </text:span><text:span text:style-name="T3">that he </text:span><text:span text:style-name="T3">will not </text:span><text:span text:style-name="T3">lose any </text:span><text:span text:style-name="T3">permiss</text:span><text:span text:style-name="T3">ions in </text:span><text:span text:style-name="T3">any </text:span><text:span text:style-name="T3">situatio</text:span><text:span text:style-name="T3">n.</text:span></text:p>
          </draw:text-box>
        </draw:frame>
        <draw:custom-shape draw:style-name="gr54" draw:text-style-name="P16" draw:layer="layout" svg:width="38.735cm" svg:height="29.21cm" svg:x="1.626cm" svg:y="4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6" draw:layer="layout" svg:width="38.735cm" svg:height="19.05cm" svg:x="1.626cm" svg:y="3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3" draw:layer="layout" svg:width="33.02cm" svg:height="6.35cm" svg:x="2.261cm" svg:y="35.916cm">
          <draw:text-box>
            <text:p text:style-name="P32">How does the Guardian Role look like in UDM?</text:p>
            <text:p text:style-name="P32"/>
            <text:p text:style-name="P32">As inherited or direct attribute with an optional context.</text:p>
            <text:p text:style-name="P32"><text:span text:style-name="T10"/></text:p>
            <text:p text:style-name="P32"><text:span text:style-name="T10">guardianInheritedRoles: </text:span><text:span text:style-name="T10">app1:namspace1:role1</text:span></text:p>
            <text:p text:style-name="P32"><text:span text:style-name="T10">guardianInheritedRoles: </text:span><text:span text:style-name="T10">app1:namespace1:role2&amp;app1:namespace1:c</text:span><text:span text:style-name="T10">ontext1</text:span></text:p>
            <text:p text:style-name="P32"><text:span text:style-name="T10">guardianRoles: app2:namespace1:role1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2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Mono" svg:font-family="'Adwaita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81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6.59999847412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52cm" fo:margin-bottom="0cm" fo:text-indent="0cm"/>
      <style:text-properties fo:font-size="10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089cm" fo:margin-bottom="0cm" fo:text-indent="0cm"/>
      <style:text-properties fo:font-size="87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24cm" fo:margin-bottom="0cm" fo:text-indent="0cm"/>
      <style:text-properties fo:font-size="72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cm" fo:margin-bottom="0cm" fo:text-indent="0cm"/>
      <style:text-properties fo:font-size="72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cm" fo:margin-bottom="0cm" fo:text-indent="0cm"/>
      <style:text-properties fo:font-size="72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cm" fo:margin-bottom="0cm" fo:text-indent="0cm"/>
      <style:text-properties fo:font-size="72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cm" fo:margin-bottom="0cm" fo:text-indent="0cm"/>
      <style:text-properties fo:font-size="72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cm" fo:margin-bottom="0cm" fo:text-indent="0cm"/>
      <style:text-properties fo:font-size="72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0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6.027cm" svg:height="9.586cm" svg:x="2.989cm" svg:y="3.281cm" presentation:class="title" presentation:placeholder="true">
        <draw:text-box/>
      </draw:frame>
      <draw:frame presentation:style-name="Default-outline1" draw:layer="backgroundobjects" svg:width="36.027cm" svg:height="33.305cm" svg:x="2.989cm" svg:y="14.425cm" presentation:class="outline" presentation:placeholder="true">
        <draw:text-box/>
      </draw:frame>
      <draw:frame presentation:style-name="Mpr1" draw:text-style-name="MP2" draw:layer="backgroundobjects" svg:width="9.326cm" svg:height="3.955cm" svg:x="2.989cm" svg:y="53.3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3.955cm" svg:x="14.678cm" svg:y="53.3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3.955cm" svg:x="29.688cm" svg:y="53.30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8:11:52.485757018</meta:creation-date>
    <dc:date>2025-05-26T13:13:10.079317784</dc:date>
    <meta:editing-duration>PT3H33M49S</meta:editing-duration>
    <meta:editing-cycles>27</meta:editing-cycles>
    <meta:generator>LibreOffice/24.8.7.2$Linux_X86_64 LibreOffice_project/480$Build-2</meta:generator>
    <meta:document-statistic meta:object-count="137"/>
  </office:meta>
</office:document-meta>
</file>